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Lis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List(const List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~List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empty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size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push_front( const &amp;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push_back( const &amp;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pop_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pop_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begin() const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end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insert( iterator, const 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erase( iterator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operator=( const List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/>
          <table:table-cell table:style-name="Default" table:number-columns-repeated="3"/>
        </table:table-row>
        <table:table-row table:style-name="ro4">
          <table:table-cell/>
          <table:table-cell table:style-name="ce3" office:value-type="string">
            <text:p>Function</text:p>
          </table:table-cell>
          <table:table-cell table:style-name="ce3" office:value-type="string">
            <text:p>Time Complexity</text:p>
          </table:table-cell>
          <table:table-cell table:style-name="ce3" office:value-type="string">
            <text:p>Storage Complexity</text:p>
          </table:table-cell>
        </table:table-row>
        <table:table-row table:style-name="ro4">
          <table:table-cell/>
          <table:table-cell table:style-name="ce4" office:value-type="string">
            <text:p>List_iterator::List_iterator( Link *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List_iterator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List_iterator( iterator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operator*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operator=(const iterator&amp;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operator==(const iterator&amp;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operator!=(const iterator&amp;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operator++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operator++(int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operator - -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List_iterator::operator - -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18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2-19T18:15:49</dc:date>
    <dc:creator>user </dc:creator>
    <meta:editing-duration>PT00H55M23S</meta:editing-duration>
    <meta:editing-cycles>4</meta:editing-cycles>
    <meta:generator>OpenOffice.org/3.2$Linux OpenOffice.org_project/320m19$Build-9505</meta:generator>
    <meta:document-statistic meta:table-count="3" meta:cell-count="90" meta:object-count="0"/>
  </office:meta>
</office:document-meta>
</file>